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BLO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SG</text:p>
          </table:table-cell>
        </table:table-row>
        <table:table-row table:style-name="ro1">
          <table:table-cell office:value-type="string" calcext:value-type="string">
            <text:p>check_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05842" calcext:value-type="float">
            <text:p>303058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05691" calcext:value-type="float">
            <text:p>303056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305695" calcext:value-type="float">
            <text:p>3030569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4450" calcext:value-type="float">
            <text:p>101144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5025" calcext:value-type="float">
            <text:p>10115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14975" calcext:value-type="float">
            <text:p>10114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13:31:25.554665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6:26:07.871273447</meta:creation-date>
    <dc:date>2017-09-22T17:22:50.624714266</dc:date>
    <meta:editing-duration>PT9M13S</meta:editing-duration>
    <meta:editing-cycles>3</meta:editing-cycles>
    <meta:generator>LibreOffice/5.1.6.2$Linux_X86_64 LibreOffice_project/10m0$Build-2</meta:generator>
    <meta:document-statistic meta:table-count="1" meta:cell-count="99" meta:object-count="0"/>
  </office:meta>
</office:document-meta>
</file>